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e409" officeooo:paragraph-rsid="0003e40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from <text:span text:style-name="T1">LibreOffice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06:48:25.444809711</meta:creation-date>
    <dc:date>2016-09-24T07:01:11.507445975</dc:date>
    <meta:editing-duration>PT1M25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3" meta:character-count="23" meta:non-whitespace-character-count="21"/>
  </office:meta>
</office:document-meta>
</file>